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2.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6" style:family="graphic" style:parent-style-name="objectwithoutfill">
      <style:graphic-properties svg:stroke-color="#ff860d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2.5cm"/>
      <style:paragraph-properties style:writing-mode="lr-tb"/>
    </style:style>
    <style:style style:name="gr8" style:family="graphic" style:parent-style-name="objectwithoutfill">
      <style:graphic-properties svg:stroke-color="#ffb66c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978cm"/>
      <style:paragraph-properties style:writing-mode="lr-tb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.6cm" fo:min-width="0.208cm"/>
      <style:paragraph-properties style:writing-mode="lr-tb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0.528cm" fo:min-width="0.2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3.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5.65cm"/>
      <style:paragraph-properties style:writing-mode="lr-tb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fo:min-height="1.018cm" fo:min-width="1.682cm" fo:wrap-option="no-wrap"/>
      <style:paragraph-properties style:writing-mode="lr-tb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 fo:min-height="1.018cm" fo:min-width="2.386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2.4cm"/>
      <style:paragraph-properties style:writing-mode="lr-tb"/>
    </style:style>
    <style:style style:name="gr21" style:family="graphic" style:parent-style-name="objectwithoutfill">
      <style:graphic-properties svg:stroke-color="#ff972f" draw:marker-end="Arrow" draw:marker-end-width="0.3cm" draw:fill="solid" draw:textarea-vertical-align="middl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1.158cm" fo:min-width="2.526cm" fo:wrap-option="no-wrap"/>
      <style:paragraph-properties style:writing-mode="lr-tb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1.158cm" fo:min-width="1.472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5cm" fo:min-width="2.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25cm" fo:min-width="2.1cm"/>
      <style:paragraph-properties style:writing-mode="lr-tb"/>
    </style:style>
    <style:style style:name="gr27" style:family="graphic" style:parent-style-name="objectwithoutfill">
      <style:graphic-properties svg:stroke-color="#6b5e9b" draw:marker-end="Arrow" draw:marker-end-width="0.3cm" draw:fill="solid" draw:textarea-vertical-align="middle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.666cm" fo:min-width="2.456cm" fo:wrap-option="no-wrap"/>
      <style:paragraph-properties style:writing-mode="lr-tb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 fo:min-height="0.806cm" fo:min-width="2.456cm" fo:wrap-option="no-wrap"/>
      <style:paragraph-properties style:writing-mode="lr-tb"/>
    </style:style>
    <style:style style:name="gr30" style:family="graphic" style:parent-style-name="standard">
      <style:graphic-properties draw:fill="solid" draw:fill-color="#ffff00" draw:textarea-horizontal-align="justify" draw:textarea-vertical-align="middle" draw:auto-grow-height="false" fo:min-height="0.666cm" fo:min-width="1.19cm" fo:wrap-option="no-wrap"/>
      <style:paragraph-properties style:writing-mode="lr-tb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0.666cm" fo:min-width="1.33cm" fo:wrap-option="no-wrap"/>
      <style:paragraph-properties style:writing-mode="lr-tb"/>
    </style:style>
    <style:style style:name="gr32" style:family="graphic" style:parent-style-name="standard">
      <style:graphic-properties draw:fill="solid" draw:fill-color="#ffff00" draw:textarea-horizontal-align="justify" draw:textarea-vertical-align="middle" draw:auto-grow-height="false" fo:min-height="0.596cm" fo:min-width="1.4cm" fo:wrap-option="no-wrap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25cm" fo:min-width="2.8cm"/>
      <style:paragraph-properties style:writing-mode="lr-tb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0.74cm" fo:min-width="0.702cm"/>
      <style:paragraph-properties style:writing-mode="lr-tb"/>
    </style:style>
    <style:style style:name="gr35" style:family="graphic" style:parent-style-name="standard">
      <style:graphic-properties draw:fill="solid" draw:fill-color="#ffff00" draw:textarea-horizontal-align="justify" draw:textarea-vertical-align="middle" draw:auto-grow-height="false" fo:min-height="1.158cm" fo:min-width="2.104cm" fo:wrap-option="no-wrap"/>
      <style:paragraph-properties style:writing-mode="lr-tb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 fo:min-height="1.158cm" fo:min-width="1.33cm" fo:wrap-option="no-wrap"/>
      <style:paragraph-properties style:writing-mode="lr-tb"/>
    </style:style>
    <style:style style:name="gr37" style:family="graphic" style:parent-style-name="standard">
      <style:graphic-properties draw:fill="solid" draw:fill-color="#ffff00" draw:textarea-horizontal-align="justify" draw:textarea-vertical-align="middle" draw:auto-grow-height="false" fo:min-height="1.58cm" fo:min-width="2.738cm" fo:wrap-option="no-wrap"/>
      <style:paragraph-properties style:writing-mode="lr-tb"/>
    </style:style>
    <style:style style:name="gr38" style:family="graphic" style:parent-style-name="standard">
      <style:graphic-properties draw:fill="solid" draw:fill-color="#ffff00" draw:textarea-horizontal-align="justify" draw:textarea-vertical-align="middle" draw:auto-grow-height="false" fo:min-height="1.158cm" fo:min-width="2.034cm" fo:wrap-option="no-wrap"/>
      <style:paragraph-properties style:writing-mode="lr-tb"/>
    </style:style>
    <style:style style:name="gr39" style:family="graphic" style:parent-style-name="standard">
      <style:graphic-properties draw:fill="solid" draw:fill-color="#ffff00" draw:textarea-horizontal-align="justify" draw:textarea-vertical-align="middle" draw:auto-grow-height="false" fo:min-height="1.158cm" fo:min-width="2.456cm" fo:wrap-option="no-wrap"/>
      <style:paragraph-properties style:writing-mode="lr-tb"/>
    </style:style>
    <style:style style:name="gr40" style:family="graphic" style:parent-style-name="standard">
      <style:graphic-properties draw:fill="solid" draw:fill-color="#ffff00" draw:textarea-horizontal-align="justify" draw:textarea-vertical-align="middle" draw:auto-grow-height="false" fo:min-height="0.666cm" fo:min-width="2.738cm" fo:wrap-option="no-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00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784b04" fo:font-size="22pt" style:font-size-asian="18pt" style:font-size-complex="18pt" style:font-relief="embosse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8" style:family="paragraph">
      <loext:graphic-properties draw:fill="solid" draw:fill-color="#ffff00"/>
      <style:paragraph-properties fo:text-align="center"/>
    </style:style>
    <style:style style:name="T1" style:family="text">
      <style:text-properties fo:color="#784b04" fo:font-size="22pt" style:font-size-asian="18pt" style:font-size-complex="18pt" style:font-relief="embosse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11.2cm" svg:height="1.7cm" svg:x="2.7cm" svg:y="3.4cm">
          <draw:text-box>
            <text:p>Jelmagyarázat</text:p>
          </draw:text-box>
        </draw:frame>
        <draw:custom-shape draw:style-name="gr2" draw:text-style-name="P2" xml:id="id1" draw:id="id1" draw:layer="layout" svg:width="3.2cm" svg:height="1.3cm" svg:x="3.3cm" svg:y="5.1cm">
          <text:p text:style-name="P2">A tábla 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cm" svg:height="1.3cm" svg:x="8.2cm" svg:y="5.2cm">
          <text:p text:style-name="P2">B tábl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5cm" svg:y1="5.75cm" svg:x2="8.2cm" svg:y2="5.85cm" draw:start-shape="id1" draw:start-glue-point="1" draw:end-shape="id2" draw:end-glue-point="3" svg:d="M6500 5750l1700 100" svg:viewBox="0 0 1701 101">
          <text:p/>
        </draw:connector>
        <draw:frame draw:style-name="gr5" draw:text-style-name="P1" draw:layer="layout" svg:width="6.7cm" svg:height="2.4cm" svg:x="12.2cm" svg:y="4.5cm">
          <draw:text-box>
            <text:p>„A” tábla pointert tartalmaz „B” táblára</text:p>
          </draw:text-box>
        </draw:frame>
        <draw:custom-shape draw:style-name="gr2" draw:text-style-name="P2" xml:id="id3" draw:id="id3" draw:layer="layout" svg:width="3.2cm" svg:height="1.3cm" svg:x="3.4cm" svg:y="9.2cm">
          <text:p text:style-name="P2">A tábla 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cm" svg:height="1.3cm" svg:x="8.1cm" svg:y="8.3cm">
          <text:p text:style-name="P2">B tábl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.6cm" svg:y1="9.85cm" svg:x2="8.1cm" svg:y2="8.95cm" draw:start-shape="id3" draw:start-glue-point="1" draw:end-shape="id4" draw:end-glue-point="3" svg:d="M6600 9850l1500-900" svg:viewBox="0 0 1501 901">
          <text:p/>
        </draw:connector>
        <draw:custom-shape draw:style-name="gr7" draw:text-style-name="P2" xml:id="id5" draw:id="id5" draw:layer="layout" svg:width="3cm" svg:height="1.2cm" svg:x="8.1cm" svg:y="10.2cm">
          <text:p text:style-name="P2">C tábla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6cm" svg:y1="9.85cm" svg:x2="8.1cm" svg:y2="10.8cm" draw:start-shape="id3" draw:start-glue-point="1" draw:end-shape="id5" draw:end-glue-point="3" svg:d="M6600 9850l1500 950" svg:viewBox="0 0 1501 951">
          <text:p/>
        </draw:connector>
        <draw:frame draw:style-name="gr9" draw:text-style-name="P1" draw:layer="layout" svg:width="6.3cm" svg:height="6.65cm" svg:x="12.2cm" svg:y="8.5cm">
          <draw:text-box>
            <text:p>„A” tábla tartalmaz egy pointert ami vagy „B” vagy „C” táblára mutat (és egy mezőt ami megmondja melyikre). Több mind két alternatíva is lehetséges.</text:p>
          </draw:text-box>
        </draw:frame>
        <draw:custom-shape draw:style-name="gr2" draw:text-style-name="P2" xml:id="id6" draw:id="id6" draw:layer="layout" svg:width="3.2cm" svg:height="1.3cm" svg:x="3cm" svg:y="18.3cm">
          <text:p text:style-name="P2">A tábla 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cm" svg:height="1.3cm" svg:x="9.1cm" svg:y="17.4cm">
          <text:p text:style-name="P2">B tábl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6.2cm" svg:y1="18.95cm" svg:x2="9.1cm" svg:y2="18.05cm" draw:start-shape="id6" draw:start-glue-point="1" draw:end-shape="id7" draw:end-glue-point="3" svg:d="M6200 18950l2900-900" svg:viewBox="0 0 2901 901">
          <text:p/>
        </draw:connector>
        <draw:custom-shape draw:style-name="gr7" draw:text-style-name="P2" xml:id="id8" draw:id="id8" draw:layer="layout" svg:width="3cm" svg:height="1.2cm" svg:x="8.9cm" svg:y="21.1cm">
          <text:p text:style-name="P2">C tábla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2cm" svg:y1="18.95cm" svg:x2="8.9cm" svg:y2="21.7cm" draw:start-shape="id6" draw:start-glue-point="1" draw:end-shape="id8" draw:end-glue-point="3" svg:d="M6200 18950l2700 2750" svg:viewBox="0 0 2701 2751">
          <text:p/>
        </draw:connector>
        <draw:frame draw:style-name="gr10" draw:text-style-name="P1" draw:layer="layout" svg:width="6.3cm" svg:height="5.228cm" svg:x="12.3cm" svg:y="17.3cm">
          <draw:text-box>
            <text:p>„A” tábla tartalmaz két pointert midegyik vagy „B” vagy „C” táblára mutat (és két mezőt ami megmondja melyik melyikre)</text:p>
          </draw:text-box>
        </draw:frame>
        <draw:custom-shape draw:style-name="gr11" draw:text-style-name="P4" draw:layer="layout" svg:width="1cm" svg:height="1.2cm" svg:x="7.1cm" svg:y="17.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1cm" svg:height="1.1cm" svg:x="6.8cm" svg:y="19.7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4cm" svg:height="2.1cm" svg:x="6.5cm" svg:y="1.2cm">
          <draw:text-box>
            <text:p><text:span text:style-name="T1">NETPO</text:span><text:span text:style-name="T1">LGÁR </text:span><text:span text:style-name="T1">adatbázi</text:span><text:span text:style-name="T1">s</text:span></text:p>
            <text:p><text:span text:style-name="T1">V0.0.6 $</text:span></text:p>
          </draw:text-box>
        </draw:frame>
      </draw:page>
      <draw:page draw:name="page2" draw:style-name="dp1" draw:master-page-name="Alapértelmezett">
        <draw:frame draw:style-name="gr14" draw:text-style-name="P7" draw:layer="layout" svg:width="19cm" svg:height="1.6cm" svg:x="1cm" svg:y="1.5cm">
          <draw:text-box>
            <text:p text:style-name="P6"><text:span text:style-name="T2">Csoport </text:span><text:span text:style-name="T2">szervezés</text:span></text:p>
          </draw:text-box>
        </draw:frame>
        <draw:custom-shape draw:style-name="gr15" draw:text-style-name="P2" xml:id="id11" draw:id="id11" draw:layer="layout" svg:width="3.7cm" svg:height="1.5cm" svg:x="2.6cm" svg:y="4.7cm">
          <text:p text:style-name="P2">Teams</text:p>
          <draw:enhanced-geometry svg:viewBox="0 0 21600 21600" draw:type="rectangle" draw:enhanced-path="M 0 0 L 21600 0 21600 21600 0 21600 0 0 Z N"/>
        </draw:custom-shape>
        <draw:custom-shape draw:style-name="gr15" draw:text-style-name="P2" xml:id="id9" draw:id="id9" draw:layer="layout" svg:width="3.7cm" svg:height="1.5cm" svg:x="9cm" svg:y="4.7cm">
          <text:p text:style-name="P2">Members</text:p>
          <draw:enhanced-geometry svg:viewBox="0 0 21600 21600" draw:type="rectangle" draw:enhanced-path="M 0 0 L 21600 0 21600 21600 0 21600 0 0 Z N"/>
        </draw:custom-shape>
        <draw:custom-shape draw:style-name="gr15" draw:text-style-name="P2" xml:id="id10" draw:id="id10" draw:layer="layout" svg:width="3.7cm" svg:height="1.5cm" svg:x="14.8cm" svg:y="4.7cm">
          <text:p text:style-name="P2">Us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.7cm" svg:y1="5.45cm" svg:x2="14.8cm" svg:y2="5.45cm" draw:start-shape="id9" draw:start-glue-point="1" draw:end-shape="id10" draw:end-glue-point="3" svg:d="M12700 5450h2100" svg:viewBox="0 0 2101 1">
          <text:p/>
        </draw:connector>
        <draw:connector draw:style-name="gr8" draw:text-style-name="P3" draw:layer="layout" draw:type="line" svg:x1="9cm" svg:y1="5.45cm" svg:x2="6.3cm" svg:y2="5.45cm" draw:start-shape="id9" draw:start-glue-point="3" draw:end-shape="id11" draw:end-glue-point="1" svg:d="M9000 5450h-2700" svg:viewBox="0 0 2701 1">
          <text:p/>
        </draw:connector>
        <draw:custom-shape draw:style-name="gr15" draw:text-style-name="P2" xml:id="id12" draw:id="id12" draw:layer="layout" svg:width="3.7cm" svg:height="1.5cm" svg:x="5.6cm" svg:y="10.2cm">
          <text:p text:style-name="P2">Like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3cm" svg:y1="10.95cm" svg:x2="16.65cm" svg:y2="6.2cm" draw:start-shape="id12" draw:start-glue-point="1" draw:end-shape="id10" draw:end-glue-point="2" svg:d="M9300 10950l7350-4750" svg:viewBox="0 0 7351 4751">
          <text:p/>
        </draw:connector>
        <draw:connector draw:style-name="gr8" draw:text-style-name="P3" draw:layer="layout" draw:type="line" svg:x1="7.45cm" svg:y1="10.2cm" svg:x2="10.85cm" svg:y2="6.2cm" draw:start-shape="id12" draw:start-glue-point="0" draw:end-shape="id9" draw:end-glue-point="2" svg:d="M7450 10200l3400-4000" svg:viewBox="0 0 3401 4001">
          <text:p/>
        </draw:connector>
        <draw:connector draw:style-name="gr8" draw:text-style-name="P3" draw:layer="layout" draw:type="line" svg:x1="7.45cm" svg:y1="10.2cm" svg:x2="4.45cm" svg:y2="6.2cm" draw:start-shape="id12" draw:start-glue-point="0" draw:end-shape="id11" draw:end-glue-point="2" svg:d="M7450 10200l-3000-4000" svg:viewBox="0 0 3001 4001">
          <text:p/>
        </draw:connector>
        <draw:frame draw:style-name="gr16" draw:text-style-name="P1" draw:layer="layout" svg:width="15.5cm" svg:height="5.9cm" svg:x="3.7cm" svg:y="15cm">
          <draw:text-box>
            <text:p>Teams:<text:tab/><text:tab/>Csoportok</text:p>
            <text:p>Members:<text:tab/>Csoport tagok, tisztségviselők</text:p>
            <text:p>Users:<text:tab/><text:tab/>Regisztrált felhasználók</text:p>
            <text:p>Likes:<text:tab/><text:tab/>Tetszik/nemtetszik jelzések</text:p>
          </draw:text-box>
        </draw:frame>
      </draw:page>
      <draw:page draw:name="page3" draw:style-name="dp1" draw:master-page-name="Alapértelmezett">
        <draw:frame draw:style-name="gr14" draw:text-style-name="P7" draw:layer="layout" svg:width="19cm" svg:height="1.6cm" svg:x="1cm" svg:y="1.5cm">
          <draw:text-box>
            <text:p text:style-name="P6"><text:span text:style-name="T2">Projekt </text:span><text:span text:style-name="T2">menedzs</text:span><text:span text:style-name="T2">elés</text:span></text:p>
          </draw:text-box>
        </draw:frame>
        <draw:custom-shape draw:style-name="gr15" draw:text-style-name="P2" xml:id="id15" draw:id="id15" draw:layer="layout" svg:width="3.7cm" svg:height="1.5cm" svg:x="2.6cm" svg:y="7.3cm">
          <text:p text:style-name="P2">Projec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13" draw:id="id13" draw:layer="layout" svg:width="3.7cm" svg:height="1.5cm" svg:x="8.7cm" svg:y="5.4cm">
          <text:p text:style-name="P2">Members</text:p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3.7cm" svg:height="1.5cm" svg:x="15.8cm" svg:y="5.4cm">
          <text:p text:style-name="P2">Us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.4cm" svg:y1="6.15cm" svg:x2="15.8cm" svg:y2="6.15cm" draw:start-shape="id13" draw:start-glue-point="1" draw:end-shape="id14" draw:end-glue-point="3" svg:d="M12400 6150h3400" svg:viewBox="0 0 3401 1">
          <text:p/>
        </draw:connector>
        <draw:connector draw:style-name="gr8" draw:text-style-name="P3" draw:layer="layout" draw:type="line" svg:x1="8.7cm" svg:y1="6.15cm" svg:x2="6.3cm" svg:y2="8.05cm" draw:start-shape="id13" draw:start-glue-point="3" draw:end-shape="id15" draw:end-glue-point="1" svg:d="M8700 6150l-2400 1900" svg:viewBox="0 0 2401 1901">
          <text:p/>
        </draw:connector>
        <draw:custom-shape draw:style-name="gr15" draw:text-style-name="P2" xml:id="id16" draw:id="id16" draw:layer="layout" svg:width="3.7cm" svg:height="1.5cm" svg:x="11.8cm" svg:y="14.3cm">
          <text:p text:style-name="P2">Like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3.65cm" svg:y1="14.3cm" svg:x2="10.55cm" svg:y2="6.9cm" draw:start-shape="id16" draw:start-glue-point="0" draw:end-shape="id13" draw:end-glue-point="2" svg:d="M13650 14300l-3100-7400" svg:viewBox="0 0 3101 7401">
          <text:p/>
        </draw:connector>
        <draw:connector draw:style-name="gr8" draw:text-style-name="P3" draw:layer="layout" draw:type="line" svg:x1="13.65cm" svg:y1="14.3cm" svg:x2="6.3cm" svg:y2="8.05cm" draw:start-shape="id16" draw:start-glue-point="0" draw:end-shape="id15" draw:end-glue-point="1" svg:d="M13650 14300l-7350-6250" svg:viewBox="0 0 7351 6251">
          <text:p/>
        </draw:connector>
        <draw:frame draw:style-name="gr16" draw:text-style-name="P1" draw:layer="layout" svg:width="15.5cm" svg:height="5.9cm" svg:x="3.6cm" svg:y="18cm">
          <draw:text-box>
            <text:p>Teams:<text:tab/><text:tab/>Csoportok</text:p>
            <text:p>Projects:<text:tab/><text:tab/>Projektek</text:p>
            <text:p>Members:<text:tab/>Projekt, csoport <text:s/>tagok, tisztségviselők</text:p>
            <text:p>Users:<text:tab/><text:tab/>Regisztrált felhasználók</text:p>
            <text:p>Tasks:<text:tab/><text:tab/>Feladatok</text:p>
            <text:p>Likes:<text:tab/><text:tab/>Tetszik/nemtetszik jelzések</text:p>
          </draw:text-box>
        </draw:frame>
        <draw:custom-shape draw:style-name="gr15" draw:text-style-name="P2" xml:id="id17" draw:id="id17" draw:layer="layout" svg:width="3.7cm" svg:height="1.5cm" svg:x="2.6cm" svg:y="3cm">
          <text:p text:style-name="P2">Team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45cm" svg:y1="7.3cm" svg:x2="4.45cm" svg:y2="4.5cm" draw:start-shape="id15" draw:start-glue-point="0" draw:end-shape="id17" draw:end-glue-point="2" svg:d="M4450 7300v-2800" svg:viewBox="0 0 1 2801">
          <text:p/>
        </draw:connector>
        <draw:custom-shape draw:style-name="gr15" draw:text-style-name="P2" xml:id="id18" draw:id="id18" draw:layer="layout" svg:width="3.7cm" svg:height="1.5cm" svg:x="2.6cm" svg:y="11.6cm">
          <text:p text:style-name="P2">Task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45cm" svg:y1="11.6cm" svg:x2="4.45cm" svg:y2="11.6cm" draw:start-shape="id18" draw:start-glue-point="0" draw:end-shape="id18" draw:end-glue-point="0" svg:d="M4450 11600z" svg:viewBox="0 0 1 1">
          <text:p/>
        </draw:connector>
        <draw:connector draw:style-name="gr4" draw:text-style-name="P3" draw:layer="layout" draw:type="line" svg:x1="4.45cm" svg:y1="11.6cm" svg:x2="4.45cm" svg:y2="8.8cm" draw:start-shape="id18" draw:start-glue-point="0" draw:end-shape="id15" draw:end-glue-point="2" svg:d="M4450 11600v-2800" svg:viewBox="0 0 1 2801">
          <text:p/>
        </draw:connector>
        <draw:connector draw:style-name="gr8" draw:text-style-name="P3" draw:layer="layout" draw:type="line" svg:x1="13.65cm" svg:y1="14.3cm" svg:x2="6.3cm" svg:y2="12.35cm" draw:start-shape="id16" draw:start-glue-point="0" draw:end-shape="id18" svg:d="M13650 14300l-7350-1950" svg:viewBox="0 0 7351 1951">
          <text:p/>
        </draw:connector>
        <draw:connector draw:style-name="gr4" draw:text-style-name="P3" draw:layer="layout" draw:type="line" svg:x1="6.3cm" svg:y1="12.35cm" svg:x2="17.65cm" svg:y2="6.9cm" draw:start-shape="id18" draw:start-glue-point="1" draw:end-shape="id14" draw:end-glue-point="2" svg:d="M6300 12350l11350-5450" svg:viewBox="0 0 11351 5451">
          <text:p/>
        </draw:connector>
        <draw:connector draw:style-name="gr8" draw:text-style-name="P3" draw:layer="layout" draw:type="line" svg:x1="8.7cm" svg:y1="6.15cm" svg:x2="6.3cm" svg:y2="3.75cm" draw:start-shape="id13" draw:start-glue-point="3" draw:end-shape="id17" draw:end-glue-point="1" svg:d="M8700 6150l-2400-2400" svg:viewBox="0 0 2401 2401">
          <text:p/>
        </draw:connector>
        <draw:custom-shape draw:style-name="gr17" draw:text-style-name="P4" draw:layer="layout" svg:width="3.1cm" svg:height="1.8cm" svg:x="4.8cm" svg:y="9.5cm">
          <text:p text:style-name="P2">Felelős</text:p>
          <draw:enhanced-geometry svg:viewBox="0 0 21600 21600" draw:glue-points="10800 0 3160 3160 0 10800 3160 18440 10800 21600 18440 18440 21600 10800 18440 3160 ?f14 ?f15" draw:text-areas="3200 3200 18400 18400" draw:type="round-callout" draw:modifiers="28001.2899064818 19896.9461410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4" draw:layer="layout" svg:width="4.1cm" svg:height="1.8cm" svg:x="13.182cm" svg:y="10.473cm">
          <text:p text:style-name="P2">Véleményező</text:p>
          <draw:enhanced-geometry svg:viewBox="0 0 21600 21600" draw:glue-points="10800 0 3160 3160 0 10800 3160 18440 10800 21600 18440 18440 21600 10800 18440 3160 ?f14 ?f15" draw:text-areas="3200 3200 18400 18400" draw:type="round-callout" draw:modifiers="23274.9085588881 42252.52637423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4" draw:text-style-name="P3" draw:layer="layout" svg:x1="15.5cm" svg:y1="15.05cm" svg:x2="17.65cm" svg:y2="6.9cm" draw:start-shape="id16" draw:start-glue-point="1" draw:end-shape="id14" draw:end-glue-point="2" svg:d="M15500 15050h2150v-8150" svg:viewBox="0 0 2151 8151">
          <text:p/>
        </draw:connector>
      </draw:page>
      <draw:page draw:name="page4" draw:style-name="dp1" draw:master-page-name="Alapértelmezett">
        <draw:frame draw:style-name="gr14" draw:text-style-name="P7" draw:layer="layout" svg:width="19cm" svg:height="1.6cm" svg:x="1cm" svg:y="1.5cm">
          <draw:text-box>
            <text:p text:style-name="P6"><text:span text:style-name="T2">Viták, </text:span><text:span text:style-name="T2">szavazás</text:span><text:span text:style-name="T2">ok</text:span></text:p>
          </draw:text-box>
        </draw:frame>
        <draw:custom-shape draw:style-name="gr15" draw:text-style-name="P2" xml:id="id19" draw:id="id19" draw:layer="layout" svg:width="3.7cm" svg:height="1.5cm" svg:x="8.7cm" svg:y="3cm">
          <text:p text:style-name="P2">Projects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15.5cm" svg:height="5.939cm" svg:x="3.6cm" svg:y="18cm">
          <draw:text-box>
            <text:p>Teams:<text:tab/><text:tab/>Csoportok</text:p>
            <text:p>Projects:<text:tab/><text:tab/>Projektek</text:p>
            <text:p>Polls:<text:tab/><text:tab/>Viták, szavazások</text:p>
            <text:p>Options:<text:tab/><text:tab/>Megoldási alternatívák<text:line-break/>Votes:<text:tab/><text:tab/>Leadott szavazatok</text:p>
            <text:p>Likes:<text:tab/><text:tab/>Tetszik/nemtetszik jelzések</text:p>
            <text:p>Users:<text:tab/><text:tab/>Regisztrált felhasználók</text:p>
            <text:p/>
          </draw:text-box>
        </draw:frame>
        <draw:custom-shape draw:style-name="gr15" draw:text-style-name="P2" xml:id="id20" draw:id="id20" draw:layer="layout" svg:width="3.7cm" svg:height="1.5cm" svg:x="2.6cm" svg:y="3cm">
          <text:p text:style-name="P2">Team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7cm" svg:y1="3.75cm" svg:x2="6.3cm" svg:y2="3.75cm" draw:start-shape="id19" draw:start-glue-point="3" draw:end-shape="id20" draw:end-glue-point="1" svg:d="M8700 3750h-2400" svg:viewBox="0 0 2401 1">
          <text:p/>
        </draw:connector>
        <draw:custom-shape draw:style-name="gr15" draw:text-style-name="P2" xml:id="id21" draw:id="id21" draw:layer="layout" svg:width="3.7cm" svg:height="1.5cm" svg:x="5.5cm" svg:y="7.3cm">
          <text:p text:style-name="P2">Poll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7.35cm" svg:y1="7.3cm" svg:x2="4.45cm" svg:y2="4.5cm" draw:start-shape="id21" draw:start-glue-point="0" draw:end-shape="id20" draw:end-glue-point="2" svg:d="M7350 7300l-2900-2800" svg:viewBox="0 0 2901 2801">
          <text:p/>
        </draw:connector>
        <draw:connector draw:style-name="gr8" draw:text-style-name="P3" draw:layer="layout" draw:type="line" svg:x1="7.35cm" svg:y1="7.3cm" svg:x2="10.55cm" svg:y2="4.5cm" draw:start-shape="id21" draw:start-glue-point="0" draw:end-shape="id19" draw:end-glue-point="2" svg:d="M7350 7300l3200-2800" svg:viewBox="0 0 3201 2801">
          <text:p/>
        </draw:connector>
        <draw:custom-shape draw:style-name="gr15" draw:text-style-name="P2" xml:id="id22" draw:id="id22" draw:layer="layout" svg:width="3.7cm" svg:height="1.5cm" svg:x="5.8cm" svg:y="14cm">
          <text:p text:style-name="P2">Option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65cm" svg:y1="14cm" svg:x2="7.35cm" svg:y2="8.8cm" draw:start-shape="id22" draw:start-glue-point="0" draw:end-shape="id21" draw:end-glue-point="2" svg:d="M7650 14000l-300-5200" svg:viewBox="0 0 301 5201">
          <text:p/>
        </draw:connector>
        <draw:custom-shape draw:style-name="gr15" draw:text-style-name="P2" xml:id="id23" draw:id="id23" draw:layer="layout" svg:width="3.7cm" svg:height="1.5cm" svg:x="15.8cm" svg:y="9.8cm">
          <text:p text:style-name="P2">Ballo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24" draw:id="id24" draw:layer="layout" svg:width="3.7cm" svg:height="1.5cm" svg:x="15.8cm" svg:y="13.3cm">
          <text:p text:style-name="P2">Vote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8cm" svg:y1="10.55cm" svg:x2="9.2cm" svg:y2="8.05cm" draw:start-shape="id23" draw:start-glue-point="3" draw:end-shape="id21" draw:end-glue-point="1" svg:d="M15800 10550l-6600-2500" svg:viewBox="0 0 6601 2501">
          <text:p/>
        </draw:connector>
        <draw:connector draw:style-name="gr4" draw:text-style-name="P3" draw:layer="layout" draw:type="line" svg:x1="17.65cm" svg:y1="13.3cm" svg:x2="17.65cm" svg:y2="11.3cm" draw:start-shape="id24" draw:start-glue-point="0" draw:end-shape="id23" draw:end-glue-point="2" svg:d="M17650 13300v-2000" svg:viewBox="0 0 1 2001">
          <text:p/>
        </draw:connector>
        <draw:connector draw:style-name="gr4" draw:text-style-name="P3" draw:layer="layout" draw:type="line" svg:x1="15.8cm" svg:y1="14.05cm" svg:x2="9.5cm" svg:y2="14.75cm" draw:start-shape="id24" draw:start-glue-point="3" draw:end-shape="id22" draw:end-glue-point="1" svg:d="M15800 14050l-6300 700" svg:viewBox="0 0 6301 701">
          <text:p/>
        </draw:connector>
        <draw:connector draw:style-name="gr4" draw:text-style-name="P3" draw:layer="layout" draw:type="line" svg:x1="15.8cm" svg:y1="14.05cm" svg:x2="9.2cm" svg:y2="8.05cm" draw:start-shape="id24" draw:start-glue-point="3" draw:end-shape="id21" draw:end-glue-point="1" svg:d="M15800 14050l-6600-6000" svg:viewBox="0 0 6601 6001">
          <text:p/>
        </draw:connector>
        <draw:custom-shape draw:style-name="gr15" draw:text-style-name="P2" xml:id="id25" draw:id="id25" draw:layer="layout" svg:width="3.7cm" svg:height="1.5cm" svg:x="15.4cm" svg:y="3cm">
          <text:p text:style-name="P2">Us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7.65cm" svg:y1="9.8cm" svg:x2="17.25cm" svg:y2="4.5cm" draw:start-shape="id23" draw:start-glue-point="0" draw:end-shape="id25" svg:d="M17650 9800l-400-5300" svg:viewBox="0 0 401 5301">
          <text:p/>
        </draw:connector>
        <draw:custom-shape draw:style-name="gr20" draw:text-style-name="P2" xml:id="id26" draw:id="id26" draw:layer="layout" svg:width="2.9cm" svg:height="1.5cm" svg:x="9.2cm" svg:y="11cm">
          <text:p text:style-name="P2">Likes</text:p>
          <draw:enhanced-geometry svg:viewBox="0 0 21600 21600" draw:mirror-horizontal="true" draw:type="rectangle" draw:enhanced-path="M 0 0 L 21600 0 21600 21600 0 21600 0 0 Z N"/>
        </draw:custom-shape>
        <draw:connector draw:style-name="gr8" draw:text-style-name="P3" draw:layer="layout" draw:type="line" svg:x1="9.2cm" svg:y1="11.75cm" svg:x2="7.35cm" svg:y2="8.8cm" draw:start-shape="id26" draw:start-glue-point="3" draw:end-shape="id21" draw:end-glue-point="2" svg:d="M9200 11750l-1850-2950" svg:viewBox="0 0 1851 2951">
          <text:p/>
        </draw:connector>
        <draw:connector draw:style-name="gr21" draw:text-style-name="P3" draw:layer="layout" draw:type="line" svg:x1="9.2cm" svg:y1="11.75cm" svg:x2="7.65cm" svg:y2="14cm" draw:start-shape="id26" draw:start-glue-point="3" draw:end-shape="id22" draw:end-glue-point="0" svg:d="M9200 11750l-1550 2250" svg:viewBox="0 0 1551 2251">
          <text:p/>
        </draw:connector>
        <draw:connector draw:style-name="gr4" draw:text-style-name="P3" draw:layer="layout" draw:type="line" svg:x1="10.65cm" svg:y1="11cm" svg:x2="17.25cm" svg:y2="4.5cm" draw:start-shape="id26" draw:start-glue-point="0" draw:end-shape="id25" draw:end-glue-point="2" svg:d="M10650 11000l6600-6500" svg:viewBox="0 0 6601 6501">
          <text:p/>
        </draw:connector>
        <draw:custom-shape draw:style-name="gr22" draw:text-style-name="P4" draw:layer="layout" svg:width="4.3cm" svg:height="2cm" svg:x="10cm" svg:y="5.7cm">
          <text:p text:style-name="P2">Véleményező</text:p>
          <draw:enhanced-geometry svg:viewBox="0 0 21600 21600" draw:glue-points="10800 0 3160 3160 0 10800 3160 18440 10800 21600 18440 18440 21600 10800 18440 3160 ?f14 ?f15" draw:text-areas="3200 3200 18400 18400" draw:type="round-callout" draw:modifiers="15834.6431062544 30365.2173913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4" draw:layer="layout" svg:width="2.8cm" svg:height="2cm" svg:x="14.5cm" svg:y="7.5cm">
          <text:p text:style-name="P2">Szavazó</text:p>
          <draw:enhanced-geometry svg:viewBox="0 0 21600 21600" draw:glue-points="10800 0 3160 3160 0 10800 3160 18440 10800 21600 18440 18440 21600 10800 18440 3160 ?f14 ?f15" draw:text-areas="3200 3200 18400 18400" draw:type="round-callout" draw:modifiers="22139.8072117101 -12251.8740629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5" draw:style-name="dp1" draw:master-page-name="Alapértelmezett">
        <draw:frame draw:style-name="gr14" draw:text-style-name="P7" draw:layer="layout" svg:width="19cm" svg:height="1.6cm" svg:x="1cm" svg:y="1.5cm">
          <draw:text-box>
            <text:p text:style-name="P6"><text:span text:style-name="T2">Virtuális </text:span><text:span text:style-name="T2">piac</text:span></text:p>
          </draw:text-box>
        </draw:frame>
        <draw:frame draw:style-name="gr24" draw:text-style-name="P1" draw:layer="layout" svg:width="15.5cm" svg:height="7.361cm" svg:x="3.6cm" svg:y="21.561cm">
          <draw:text-box>
            <text:p>Teams:<text:tab/><text:tab/>Csoportok</text:p>
            <text:p>Products:<text:tab/>Termékek</text:p>
            <text:p>Productadds:<text:tab/>Készlet növelések</text:p>
            <text:p>Productcats: Termék kategória kapcsoló</text:p>
            <text:p>Orders:<text:tab/><text:tab/>Rendelések, bevásárló kosár</text:p>
            <text:p>Orderitems:<text:tab/>Rendelés tételek, kosár tételek<text:line-break/>Likes:<text:tab/><text:tab/>Tetszik/nemtetszik jelzések</text:p>
            <text:p>Users:<text:tab/><text:tab/>Regisztrált felhasználók</text:p>
            <text:p>Evaulations:<text:tab/>Értékelés</text:p>
            <text:p/>
          </draw:text-box>
        </draw:frame>
        <draw:custom-shape draw:style-name="gr15" draw:text-style-name="P2" xml:id="id29" draw:id="id29" draw:layer="layout" svg:width="3.7cm" svg:height="1.5cm" svg:x="0.872cm" svg:y="2.8cm">
          <text:p text:style-name="P2">Teams</text:p>
          <draw:enhanced-geometry svg:viewBox="0 0 21600 21600" draw:type="rectangle" draw:enhanced-path="M 0 0 L 21600 0 21600 21600 0 21600 0 0 Z N"/>
        </draw:custom-shape>
        <draw:custom-shape draw:style-name="gr15" draw:text-style-name="P2" xml:id="id28" draw:id="id28" draw:layer="layout" svg:width="3.7cm" svg:height="1.5cm" svg:x="16.3cm" svg:y="2.7cm">
          <text:p text:style-name="P2">Users</text:p>
          <draw:enhanced-geometry svg:viewBox="0 0 21600 21600" draw:type="rectangle" draw:enhanced-path="M 0 0 L 21600 0 21600 21600 0 21600 0 0 Z N"/>
        </draw:custom-shape>
        <draw:custom-shape draw:style-name="gr25" draw:text-style-name="P2" xml:id="id27" draw:id="id27" draw:layer="layout" svg:width="3.1cm" svg:height="1.5cm" svg:x="9.5cm" svg:y="12.4cm">
          <text:p text:style-name="P2">Product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1.05cm" svg:y1="12.4cm" svg:x2="16.3cm" svg:y2="3.45cm" draw:start-shape="id27" draw:start-glue-point="0" draw:end-shape="id28" draw:end-glue-point="3" svg:d="M11050 12400l5250-8950" svg:viewBox="0 0 5251 8951">
          <text:p/>
        </draw:connector>
        <draw:connector draw:style-name="gr8" draw:text-style-name="P3" draw:layer="layout" draw:type="line" svg:x1="11.05cm" svg:y1="12.4cm" svg:x2="4.572cm" svg:y2="3.55cm" draw:start-shape="id27" draw:start-glue-point="0" draw:end-shape="id29" draw:end-glue-point="1" svg:d="M11050 12400l-6478-8850" svg:viewBox="0 0 6479 8851">
          <text:p/>
        </draw:connector>
        <draw:custom-shape draw:style-name="gr15" draw:text-style-name="P2" xml:id="id31" draw:id="id31" draw:layer="layout" svg:width="3.7cm" svg:height="1.5cm" svg:x="9.4cm" svg:y="19.3cm">
          <text:p text:style-name="P2">Orders</text:p>
          <draw:enhanced-geometry svg:viewBox="0 0 21600 21600" draw:type="rectangle" draw:enhanced-path="M 0 0 L 21600 0 21600 21600 0 21600 0 0 Z N"/>
        </draw:custom-shape>
        <draw:custom-shape draw:style-name="gr15" draw:text-style-name="P2" xml:id="id30" draw:id="id30" draw:layer="layout" svg:width="3.7cm" svg:height="1.5cm" svg:x="9.3cm" svg:y="15.3cm">
          <text:p text:style-name="P2">Orderitem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15cm" svg:y1="15.3cm" svg:x2="11.05cm" svg:y2="13.9cm" draw:start-shape="id30" draw:start-glue-point="0" draw:end-shape="id27" draw:end-glue-point="2" svg:d="M11150 15300l-100-1400" svg:viewBox="0 0 101 1401">
          <text:p/>
        </draw:connector>
        <draw:connector draw:style-name="gr4" draw:text-style-name="P3" draw:layer="layout" draw:type="line" svg:x1="11.15cm" svg:y1="16.8cm" svg:x2="11.25cm" svg:y2="19.3cm" draw:start-shape="id30" draw:start-glue-point="2" draw:end-shape="id31" draw:end-glue-point="0" svg:d="M11150 16800l100 2500" svg:viewBox="0 0 101 2501">
          <text:p/>
        </draw:connector>
        <draw:custom-shape draw:style-name="gr26" draw:text-style-name="P2" xml:id="id32" draw:id="id32" draw:layer="layout" svg:width="2.6cm" svg:height="1.5cm" svg:x="14.8cm" svg:y="9.1cm">
          <text:p text:style-name="P2">Like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6.1cm" svg:y1="9.1cm" svg:x2="18.15cm" svg:y2="4.2cm" draw:start-shape="id32" draw:start-glue-point="0" draw:end-shape="id28" draw:end-glue-point="2" svg:d="M16100 9100l2050-4900" svg:viewBox="0 0 2051 4901">
          <text:p/>
        </draw:connector>
        <draw:connector draw:style-name="gr8" draw:text-style-name="P3" draw:layer="layout" draw:type="line" svg:x1="14.8cm" svg:y1="9.85cm" svg:x2="11.05cm" svg:y2="12.4cm" draw:start-shape="id32" draw:start-glue-point="3" draw:end-shape="id27" draw:end-glue-point="0" svg:d="M14800 9850l-3750 2550" svg:viewBox="0 0 3751 2551">
          <text:p/>
        </draw:connector>
        <draw:custom-shape draw:style-name="gr15" draw:text-style-name="P2" xml:id="id33" draw:id="id33" draw:layer="layout" svg:width="3.7cm" svg:height="1.5cm" svg:x="8.9cm" svg:y="3.1cm">
          <text:p text:style-name="P2">Evaluation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75cm" svg:y1="4.6cm" svg:x2="11.05cm" svg:y2="12.4cm" draw:start-shape="id33" draw:start-glue-point="2" draw:end-shape="id27" draw:end-glue-point="0" svg:d="M10750 4600l300 7800" svg:viewBox="0 0 301 7801">
          <text:p/>
        </draw:connector>
        <draw:connector draw:style-name="gr27" draw:text-style-name="P3" draw:layer="layout" draw:type="line" svg:x1="12.6cm" svg:y1="3.85cm" svg:x2="16.3cm" svg:y2="3.45cm" draw:start-shape="id33" draw:start-glue-point="1" draw:end-shape="id28" draw:end-glue-point="3" svg:d="M12600 3850l3700-400" svg:viewBox="0 0 3701 401">
          <text:p/>
        </draw:connector>
        <draw:custom-shape draw:style-name="gr28" draw:text-style-name="P4" draw:layer="layout" svg:width="4.2cm" svg:height="1.3cm" svg:x="1.9cm" svg:y="17.7cm">
          <text:p text:style-name="P2">Megrendelő</text:p>
          <draw:enhanced-geometry svg:viewBox="0 0 21600 21600" draw:glue-points="10800 0 3160 3160 0 10800 3160 18440 10800 21600 18440 18440 21600 10800 18440 3160 ?f14 ?f15" draw:text-areas="3200 3200 18400 18400" draw:type="round-callout" draw:modifiers="26510.2594620328 -6508.224442736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4" draw:layer="layout" svg:width="4.2cm" svg:height="1.5cm" svg:x="15.2cm" svg:y="17.9cm">
          <text:p text:style-name="P2">Megrendelő</text:p>
          <draw:enhanced-geometry svg:viewBox="0 0 21600 21600" draw:glue-points="10800 0 3160 3160 0 10800 3160 18440 10800 21600 18440 18440 21600 10800 18440 3160 ?f14 ?f15" draw:text-areas="3200 3200 18400 18400" draw:type="round-callout" draw:modifiers="-3203.23732444656 -3957.361758827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4" draw:layer="layout" svg:width="2.4cm" svg:height="1.3cm" svg:x="6.3cm" svg:y="10cm">
          <text:p text:style-name="P2">Eladó</text:p>
          <draw:enhanced-geometry svg:viewBox="0 0 21600 21600" draw:glue-points="10800 0 3160 3160 0 10800 3160 18440 10800 21600 18440 18440 21600 10800 18440 3160 ?f14 ?f15" draw:text-areas="3200 3200 18400 18400" draw:type="round-callout" draw:modifiers="22670.5539358601 -9413.681783243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4" draw:layer="layout" svg:width="2.6cm" svg:height="1.3cm" svg:x="10.8cm" svg:y="7.7cm">
          <text:p text:style-name="P2">Eladó</text:p>
          <draw:enhanced-geometry svg:viewBox="0 0 21600 21600" draw:glue-points="10800 0 3160 3160 0 10800 3160 18440 10800 21600 18440 18440 21600 10800 18440 3160 ?f14 ?f15" draw:text-areas="3200 3200 18400 18400" draw:type="round-callout" draw:modifiers="30045.6747404844 -16419.98462720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4" draw:layer="layout" svg:width="2.7cm" svg:height="1.2cm" svg:x="11.1cm" svg:y="5cm">
          <text:p text:style-name="P2">Értékelő</text:p>
          <draw:enhanced-geometry svg:viewBox="0 0 21600 21600" draw:glue-points="10800 0 3160 3160 0 10800 3160 18440 10800 21600 18440 18440 21600 10800 18440 3160 ?f14 ?f15" draw:text-areas="3200 3200 18400 18400" draw:type="round-callout" draw:modifiers="33283.6727138097 -27157.36885928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8" draw:text-style-name="P3" draw:layer="layout" draw:type="curve" draw:line-skew="5.2cm" svg:x1="11.25cm" svg:y1="19.3cm" svg:x2="18.15cm" svg:y2="4.2cm" draw:start-shape="id31" draw:start-glue-point="0" draw:end-shape="id28" draw:end-glue-point="2" svg:d="M11250 19300c0-3525 6900 4025 6900-15100" svg:viewBox="0 0 6901 15101">
          <text:p/>
        </draw:connector>
        <draw:connector draw:style-name="gr8" draw:text-style-name="P3" draw:layer="layout" draw:type="curve" draw:line-skew="4.8cm" svg:x1="11.25cm" svg:y1="19.3cm" svg:x2="2.722cm" svg:y2="4.3cm" draw:start-shape="id31" draw:start-glue-point="0" draw:end-shape="id29" draw:end-glue-point="2" svg:d="M11250 19300c0-4050-8528 3450-8528-15000" svg:viewBox="0 0 8529 15001">
          <text:p/>
        </draw:connector>
        <draw:custom-shape draw:style-name="gr15" draw:text-style-name="P2" xml:id="id34" draw:id="id34" draw:layer="layout" svg:width="3.7cm" svg:height="1.5cm" svg:x="4.7cm" svg:y="12.4cm">
          <text:p text:style-name="P2">Productadd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4cm" svg:y1="13.15cm" svg:x2="9.5cm" svg:y2="13.15cm" draw:start-shape="id34" draw:start-glue-point="1" draw:end-shape="id27" svg:d="M8400 13150h1100" svg:viewBox="0 0 1101 1">
          <text:p/>
        </draw:connector>
        <draw:custom-shape draw:style-name="gr33" draw:text-style-name="P2" xml:id="id35" draw:id="id35" draw:layer="layout" svg:width="3.3cm" svg:height="1.5cm" svg:x="13.6cm" svg:y="12.4cm">
          <text:p text:style-name="P2">Productcat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6cm" svg:y1="13.15cm" svg:x2="12.6cm" svg:y2="13.15cm" draw:start-shape="id35" draw:end-shape="id27" draw:end-glue-point="1" svg:d="M13600 13150h-1000" svg:viewBox="0 0 1001 1">
          <text:p/>
        </draw:connector>
      </draw:page>
      <draw:page draw:name="page6" draw:style-name="dp1" draw:master-page-name="Alapértelmezett">
        <draw:frame draw:style-name="gr14" draw:text-style-name="P7" draw:layer="layout" svg:width="19cm" svg:height="1.6cm" svg:x="1cm" svg:y="1.5cm">
          <draw:text-box>
            <text:p text:style-name="P6"><text:span text:style-name="T2">Virtuális </text:span><text:span text:style-name="T2">pénz</text:span></text:p>
          </draw:text-box>
        </draw:frame>
        <draw:custom-shape draw:style-name="gr15" draw:text-style-name="P2" xml:id="id38" draw:id="id38" draw:layer="layout" svg:width="3.7cm" svg:height="1.5cm" svg:x="2.6cm" svg:y="4.7cm">
          <text:p text:style-name="P2">Teams</text:p>
          <draw:enhanced-geometry svg:viewBox="0 0 21600 21600" draw:type="rectangle" draw:enhanced-path="M 0 0 L 21600 0 21600 21600 0 21600 0 0 Z N"/>
        </draw:custom-shape>
        <draw:custom-shape draw:style-name="gr15" draw:text-style-name="P2" xml:id="id36" draw:id="id36" draw:layer="layout" svg:width="3.7cm" svg:height="1.5cm" svg:x="9cm" svg:y="4.7cm">
          <text:p text:style-name="P2">Members</text:p>
          <draw:enhanced-geometry svg:viewBox="0 0 21600 21600" draw:type="rectangle" draw:enhanced-path="M 0 0 L 21600 0 21600 21600 0 21600 0 0 Z N"/>
        </draw:custom-shape>
        <draw:custom-shape draw:style-name="gr15" draw:text-style-name="P2" xml:id="id37" draw:id="id37" draw:layer="layout" svg:width="3.7cm" svg:height="1.5cm" svg:x="14.8cm" svg:y="4.7cm">
          <text:p text:style-name="P2">Us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.7cm" svg:y1="5.45cm" svg:x2="14.8cm" svg:y2="5.45cm" draw:start-shape="id36" draw:start-glue-point="1" draw:end-shape="id37" draw:end-glue-point="3" svg:d="M12700 5450h2100" svg:viewBox="0 0 2101 1">
          <text:p/>
        </draw:connector>
        <draw:connector draw:style-name="gr8" draw:text-style-name="P3" draw:layer="layout" draw:type="line" svg:x1="9cm" svg:y1="5.45cm" svg:x2="6.3cm" svg:y2="5.45cm" draw:start-shape="id36" draw:start-glue-point="3" draw:end-shape="id38" draw:end-glue-point="1" svg:d="M9000 5450h-2700" svg:viewBox="0 0 2701 1">
          <text:p/>
        </draw:connector>
        <draw:frame draw:style-name="gr16" draw:text-style-name="P1" draw:layer="layout" svg:width="15.5cm" svg:height="5.9cm" svg:x="3.7cm" svg:y="15cm">
          <draw:text-box>
            <text:p>Teams:<text:tab/><text:tab/>Csoportok</text:p>
            <text:p>Members:<text:tab/>Csoport tagok, tisztségviselők</text:p>
            <text:p>Users:<text:tab/><text:tab/>Regisztrált felhasználók</text:p>
            <text:p>Accounts:<text:tab/>Pénzmozgások</text:p>
          </draw:text-box>
        </draw:frame>
        <draw:custom-shape draw:style-name="gr15" draw:text-style-name="P2" xml:id="id39" draw:id="id39" draw:layer="layout" svg:width="3.7cm" svg:height="1.5cm" svg:x="8.8cm" svg:y="9.7cm">
          <text:p text:style-name="P2">Account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0.65cm" svg:y1="9.7cm" svg:x2="16.65cm" svg:y2="6.2cm" draw:start-shape="id39" draw:start-glue-point="0" draw:end-shape="id37" draw:end-glue-point="2" svg:d="M10650 9700l6000-3500" svg:viewBox="0 0 6001 3501">
          <text:p/>
        </draw:connector>
        <draw:connector draw:style-name="gr8" draw:text-style-name="P3" draw:layer="layout" draw:type="line" svg:x1="10.65cm" svg:y1="9.7cm" svg:x2="4.45cm" svg:y2="6.2cm" draw:start-shape="id39" draw:start-glue-point="0" draw:end-shape="id38" draw:end-glue-point="2" svg:d="M10650 9700l-6200-3500" svg:viewBox="0 0 6201 3501">
          <text:p/>
        </draw:connector>
        <draw:custom-shape draw:style-name="gr34" draw:text-style-name="P4" draw:layer="layout" svg:width="1.7cm" svg:height="1.4cm" svg:x="6.6cm" svg:y="7.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.7cm" svg:height="1.4cm" svg:x="13cm" svg:y="7.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3.7cm" svg:height="2cm" svg:x="4.4cm" svg:y="9cm">
          <text:p text:style-name="P2">Kitől, kinek</text:p>
          <draw:enhanced-geometry svg:viewBox="0 0 21600 21600" draw:glue-points="10800 0 3160 3160 0 10800 3160 18440 10800 21600 18440 18440 21600 10800 18440 3160 ?f14 ?f15" draw:text-areas="3200 3200 18400 18400" draw:type="round-callout" draw:modifiers="27809.7811402324 -2364.01799100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4" draw:layer="layout" svg:width="3.7cm" svg:height="2cm" svg:x="13.4cm" svg:y="9.3cm">
          <text:p text:style-name="P2">Kitől, kinek</text:p>
          <draw:enhanced-geometry svg:viewBox="0 0 21600 21600" draw:glue-points="10800 0 3160 3160 0 10800 3160 18440 10800 21600 18440 18440 21600 10800 18440 3160 ?f14 ?f15" draw:text-areas="3200 3200 18400 18400" draw:type="round-callout" draw:modifiers="-5917.96811672521 -6843.778110944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7" draw:style-name="dp1" draw:master-page-name="Alapértelmezett">
        <draw:frame draw:style-name="gr14" draw:text-style-name="P7" draw:layer="layout" svg:width="19cm" svg:height="1.6cm" svg:x="1cm" svg:y="1.5cm">
          <draw:text-box>
            <text:p text:style-name="P6"><text:span text:style-name="T2">Üzenetek</text:span></text:p>
          </draw:text-box>
        </draw:frame>
        <draw:custom-shape draw:style-name="gr15" draw:text-style-name="P2" draw:layer="layout" svg:width="3.7cm" svg:height="1.5cm" svg:x="14cm" svg:y="5.9cm">
          <text:p text:style-name="P2">Team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1" draw:id="id41" draw:layer="layout" svg:width="3.7cm" svg:height="1.5cm" svg:x="14.1cm" svg:y="3.8cm">
          <text:p text:style-name="P2">Users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7cm" svg:height="1.5cm" svg:x="13.9cm" svg:y="8cm">
          <text:p text:style-name="P2">Projec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4" draw:id="id44" draw:layer="layout" svg:width="3.7cm" svg:height="1.5cm" svg:x="14.1cm" svg:y="12.1cm">
          <text:p text:style-name="P2">Poll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5" draw:id="id45" draw:layer="layout" svg:width="3.7cm" svg:height="1.5cm" svg:x="14.1cm" svg:y="14cm">
          <text:p text:style-name="P2">Option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3" draw:id="id43" draw:layer="layout" svg:width="3.7cm" svg:height="1.5cm" svg:x="14cm" svg:y="10cm">
          <text:p text:style-name="P2">Task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6" draw:id="id46" draw:layer="layout" svg:width="3.7cm" svg:height="1.5cm" svg:x="14.1cm" svg:y="16cm">
          <text:p text:style-name="P2">Produc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7" draw:id="id47" draw:layer="layout" svg:width="3.7cm" svg:height="1.5cm" svg:x="14.1cm" svg:y="18.1cm">
          <text:p text:style-name="P2">Even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8" draw:id="id48" draw:layer="layout" svg:width="3.7cm" svg:height="1.5cm" svg:x="14.2cm" svg:y="20.2cm">
          <text:p text:style-name="P2">File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2" draw:id="id42" draw:layer="layout" svg:width="3.7cm" svg:height="1.5cm" svg:x="14cm" svg:y="5.9cm">
          <text:p text:style-name="P2">Team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0" draw:id="id40" draw:layer="layout" svg:width="3.7cm" svg:height="1.5cm" svg:x="2.5cm" svg:y="11.7cm">
          <text:p text:style-name="P2">Message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2cm" svg:y1="12.45cm" svg:x2="14.1cm" svg:y2="4.55cm" draw:start-shape="id40" draw:start-glue-point="1" draw:end-shape="id41" draw:end-glue-point="3" svg:d="M6200 12450l7900-7900" svg:viewBox="0 0 7901 7901">
          <text:p/>
        </draw:connector>
        <draw:connector draw:style-name="gr8" draw:text-style-name="P3" draw:layer="layout" draw:type="line" svg:x1="6.2cm" svg:y1="12.451cm" svg:x2="14cm" svg:y2="6.65cm" draw:end-shape="id42" draw:end-glue-point="3" svg:d="M6200 12451l7800-5801" svg:viewBox="0 0 7801 5802">
          <text:p/>
        </draw:connector>
        <draw:connector draw:style-name="gr8" draw:text-style-name="P3" draw:layer="layout" draw:type="line" svg:x1="6.2cm" svg:y1="12.45cm" svg:x2="14.1cm" svg:y2="8.8cm" draw:start-shape="id40" svg:d="M6200 12450l7900-3650" svg:viewBox="0 0 7901 3651">
          <text:p/>
        </draw:connector>
        <draw:connector draw:style-name="gr8" draw:text-style-name="P3" draw:layer="layout" draw:type="line" svg:x1="6.2cm" svg:y1="12.451cm" svg:x2="14cm" svg:y2="10.75cm" draw:end-shape="id43" draw:end-glue-point="3" svg:d="M6200 12451l7800-1701" svg:viewBox="0 0 7801 1702">
          <text:p/>
        </draw:connector>
        <draw:connector draw:style-name="gr8" draw:text-style-name="P3" draw:layer="layout" draw:type="line" svg:x1="6.2cm" svg:y1="12.451cm" svg:x2="14.1cm" svg:y2="12.85cm" draw:end-shape="id44" svg:d="M6200 12451l7900 399" svg:viewBox="0 0 7901 400">
          <text:p/>
        </draw:connector>
        <draw:connector draw:style-name="gr8" draw:text-style-name="P3" draw:layer="layout" draw:type="line" svg:x1="6.2cm" svg:y1="12.451cm" svg:x2="14.1cm" svg:y2="14.75cm" draw:end-shape="id45" draw:end-glue-point="3" svg:d="M6200 12451l7900 2299" svg:viewBox="0 0 7901 2300">
          <text:p/>
        </draw:connector>
        <draw:connector draw:style-name="gr8" draw:text-style-name="P3" draw:layer="layout" draw:type="line" svg:x1="6.2cm" svg:y1="12.451cm" svg:x2="14.1cm" svg:y2="16.75cm" draw:end-shape="id46" draw:end-glue-point="3" svg:d="M6200 12451l7900 4299" svg:viewBox="0 0 7901 4300">
          <text:p/>
        </draw:connector>
        <draw:connector draw:style-name="gr8" draw:text-style-name="P3" draw:layer="layout" draw:type="line" svg:x1="6.2cm" svg:y1="12.451cm" svg:x2="14.1cm" svg:y2="18.85cm" draw:end-shape="id47" draw:end-glue-point="3" svg:d="M6200 12451l7900 6399" svg:viewBox="0 0 7901 6400">
          <text:p/>
        </draw:connector>
        <draw:connector draw:style-name="gr8" draw:text-style-name="P3" draw:layer="layout" draw:type="line" svg:x1="6.2cm" svg:y1="12.451cm" svg:x2="14.2cm" svg:y2="20.95cm" draw:end-shape="id48" draw:end-glue-point="3" svg:d="M6200 12451l8000 8499" svg:viewBox="0 0 8001 8500">
          <text:p/>
        </draw:connector>
        <draw:connector draw:style-name="gr4" draw:text-style-name="P3" draw:layer="layout" svg:x1="4.35cm" svg:y1="11.7cm" svg:x2="14.1cm" svg:y2="4.55cm" draw:start-shape="id40" draw:start-glue-point="0" draw:end-shape="id41" draw:end-glue-point="3" svg:d="M4350 11700v-7150h9750" svg:viewBox="0 0 9751 7151">
          <text:p/>
        </draw:connector>
        <draw:custom-shape draw:style-name="gr36" draw:text-style-name="P4" draw:layer="layout" svg:width="2.6cm" svg:height="2cm" svg:x="5.7cm" svg:y="5.4cm">
          <text:p text:style-name="P2">Küldő</text:p>
          <draw:enhanced-geometry svg:viewBox="0 0 21600 21600" draw:glue-points="10800 0 3160 3160 0 10800 3160 18440 10800 21600 18440 18440 21600 10800 18440 3160 ?f14 ?f15" draw:text-areas="3200 3200 18400 18400" draw:type="round-callout" draw:modifiers="-11036.678200692 2968.515742128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4" draw:layer="layout" svg:width="4.6cm" svg:height="2.6cm" svg:x="6.1cm" svg:y="17.3cm">
          <text:p text:style-name="P2">Cimzett</text:p>
          <draw:enhanced-geometry svg:viewBox="0 0 21600 21600" draw:glue-points="10800 0 3160 3160 0 10800 3160 18440 10800 21600 18440 18440 21600 10800 18440 3160 ?f14 ?f15" draw:text-areas="3200 3200 18400 18400" draw:type="round-callout" draw:modifiers="23388.6546402956 -46862.2837370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8" draw:style-name="dp1" draw:master-page-name="Alapértelmezett">
        <draw:frame draw:style-name="gr14" draw:text-style-name="P7" draw:layer="layout" svg:width="19cm" svg:height="1.6cm" svg:x="1cm" svg:y="1.5cm">
          <draw:text-box>
            <text:p text:style-name="P6"><text:span text:style-name="T2">Esemény </text:span><text:span text:style-name="T2">szervezés</text:span></text:p>
          </draw:text-box>
        </draw:frame>
        <draw:custom-shape draw:style-name="gr15" draw:text-style-name="P2" draw:layer="layout" svg:width="3.7cm" svg:height="1.5cm" svg:x="2.6cm" svg:y="4.7cm">
          <text:p text:style-name="P2">Teams</text:p>
          <draw:enhanced-geometry svg:viewBox="0 0 21600 21600" draw:type="rectangle" draw:enhanced-path="M 0 0 L 21600 0 21600 21600 0 21600 0 0 Z N"/>
        </draw:custom-shape>
        <draw:custom-shape draw:style-name="gr15" draw:text-style-name="P2" xml:id="id55" draw:id="id55" draw:layer="layout" svg:width="3.7cm" svg:height="1.5cm" svg:x="15.2cm" svg:y="4.7cm">
          <text:p text:style-name="P2">Users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5.5cm" svg:height="5.9cm" svg:x="3.7cm" svg:y="15cm">
          <draw:text-box>
            <text:p>Teams:<text:tab/><text:tab/>Csoportok</text:p>
            <text:p>Projects:<text:tab/><text:tab/>Projektek</text:p>
            <text:p>Products:<text:tab/>Termékek</text:p>
            <text:p>Polls:<text:tab/><text:tab/>Viták, szavazások</text:p>
            <text:p>Users:<text:tab/><text:tab/>Regisztrált felhasználók</text:p>
            <text:p>Events:<text:tab/><text:tab/>Események</text:p>
            <text:p>Likes:<text:tab/><text:tab/>Tetszik/nemtetszik jelzések</text:p>
          </draw:text-box>
        </draw:frame>
        <draw:custom-shape draw:style-name="gr15" draw:text-style-name="P2" xml:id="id51" draw:id="id51" draw:layer="layout" svg:width="3.7cm" svg:height="1.5cm" svg:x="2.6cm" svg:y="6.7cm">
          <text:p text:style-name="P2">Projec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52" draw:id="id52" draw:layer="layout" svg:width="3.7cm" svg:height="1.5cm" svg:x="2.5cm" svg:y="8.5cm">
          <text:p text:style-name="P2">Products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7cm" svg:height="1.5cm" svg:x="2.5cm" svg:y="10.3cm">
          <text:p text:style-name="P2">Polls</text:p>
          <draw:enhanced-geometry svg:viewBox="0 0 21600 21600" draw:type="rectangle" draw:enhanced-path="M 0 0 L 21600 0 21600 21600 0 21600 0 0 Z N"/>
        </draw:custom-shape>
        <draw:custom-shape draw:style-name="gr15" draw:text-style-name="P2" xml:id="id50" draw:id="id50" draw:layer="layout" svg:width="3.7cm" svg:height="1.5cm" svg:x="2.6cm" svg:y="4.7cm">
          <text:p text:style-name="P2">Teams</text:p>
          <draw:enhanced-geometry svg:viewBox="0 0 21600 21600" draw:type="rectangle" draw:enhanced-path="M 0 0 L 21600 0 21600 21600 0 21600 0 0 Z N"/>
        </draw:custom-shape>
        <draw:custom-shape draw:style-name="gr15" draw:text-style-name="P2" xml:id="id49" draw:id="id49" draw:layer="layout" svg:width="3.7cm" svg:height="1.5cm" svg:x="8.7cm" svg:y="10.4cm">
          <text:p text:style-name="P2">Even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54" draw:id="id54" draw:layer="layout" svg:width="3.7cm" svg:height="1.5cm" svg:x="15.1cm" svg:y="10.4cm">
          <text:p text:style-name="P2">Member</text:p>
          <draw:enhanced-geometry svg:viewBox="0 0 21600 21600" draw:type="rectangle" draw:enhanced-path="M 0 0 L 21600 0 21600 21600 0 21600 0 0 Z N"/>
        </draw:custom-shape>
        <draw:custom-shape draw:style-name="gr15" draw:text-style-name="P2" xml:id="id53" draw:id="id53" draw:layer="layout" svg:width="3.7cm" svg:height="1.5cm" svg:x="2.5cm" svg:y="10.3cm">
          <text:p text:style-name="P2">Polls</text:p>
          <draw:enhanced-geometry svg:viewBox="0 0 21600 21600" draw:type="rectangle" draw:enhanced-path="M 0 0 L 21600 0 21600 21600 0 21600 0 0 Z N"/>
        </draw:custom-shape>
        <draw:custom-shape draw:style-name="gr15" draw:text-style-name="P2" xml:id="id56" draw:id="id56" draw:layer="layout" svg:width="3.7cm" svg:height="1.5cm" svg:x="8.7cm" svg:y="4.8cm">
          <text:p text:style-name="P2">Like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8.7cm" svg:y1="11.15cm" svg:x2="6.3cm" svg:y2="5.45cm" draw:start-shape="id49" draw:start-glue-point="3" draw:end-shape="id50" draw:end-glue-point="1" svg:d="M8700 11150l-2400-5700" svg:viewBox="0 0 2401 5701">
          <text:p/>
        </draw:connector>
        <draw:connector draw:style-name="gr8" draw:text-style-name="P3" draw:layer="layout" draw:type="line" svg:x1="8.7cm" svg:y1="11.15cm" svg:x2="6.3cm" svg:y2="7.45cm" draw:start-shape="id49" draw:start-glue-point="3" draw:end-shape="id51" draw:end-glue-point="1" svg:d="M8700 11150l-2400-3700" svg:viewBox="0 0 2401 3701">
          <text:p/>
        </draw:connector>
        <draw:connector draw:style-name="gr8" draw:text-style-name="P3" draw:layer="layout" draw:type="line" svg:x1="8.7cm" svg:y1="11.15cm" svg:x2="6.2cm" svg:y2="9.25cm" draw:start-shape="id49" draw:start-glue-point="3" draw:end-shape="id52" draw:end-glue-point="1" svg:d="M8700 11150l-2500-1900" svg:viewBox="0 0 2501 1901">
          <text:p/>
        </draw:connector>
        <draw:connector draw:style-name="gr8" draw:text-style-name="P3" draw:layer="layout" draw:type="line" svg:x1="8.7cm" svg:y1="11.15cm" svg:x2="6.2cm" svg:y2="11.05cm" draw:start-shape="id49" draw:start-glue-point="3" draw:end-shape="id53" draw:end-glue-point="1" svg:d="M8700 11150l-2500-100" svg:viewBox="0 0 2501 101">
          <text:p/>
        </draw:connector>
        <draw:connector draw:style-name="gr4" draw:text-style-name="P3" draw:layer="layout" draw:type="line" svg:x1="15.1cm" svg:y1="11.15cm" svg:x2="12.4cm" svg:y2="11.15cm" draw:start-shape="id54" draw:end-shape="id49" draw:end-glue-point="1" svg:d="M15100 11150h-2700" svg:viewBox="0 0 2701 1">
          <text:p/>
        </draw:connector>
        <draw:connector draw:style-name="gr4" draw:text-style-name="P3" draw:layer="layout" draw:type="line" svg:x1="16.95cm" svg:y1="10.4cm" svg:x2="17.05cm" svg:y2="6.2cm" draw:start-shape="id54" draw:start-glue-point="0" draw:end-shape="id55" draw:end-glue-point="2" svg:d="M16950 10400l100-4200" svg:viewBox="0 0 101 4201">
          <text:p/>
        </draw:connector>
        <draw:connector draw:style-name="gr4" draw:text-style-name="P3" draw:layer="layout" draw:type="line" svg:x1="12.4cm" svg:y1="5.55cm" svg:x2="15.2cm" svg:y2="5.45cm" draw:start-shape="id56" draw:start-glue-point="1" draw:end-shape="id55" svg:d="M12400 5550l2800-100" svg:viewBox="0 0 2801 101">
          <text:p/>
        </draw:connector>
        <draw:connector draw:style-name="gr8" draw:text-style-name="P3" draw:layer="layout" draw:type="line" svg:x1="10.55cm" svg:y1="6.3cm" svg:x2="10.55cm" svg:y2="10.4cm" draw:start-shape="id56" draw:end-shape="id49" draw:end-glue-point="0" svg:d="M10550 6300v4100" svg:viewBox="0 0 1 4101">
          <text:p/>
        </draw:connector>
        <draw:custom-shape draw:style-name="gr38" draw:text-style-name="P8" draw:layer="layout" svg:width="3.6cm" svg:height="2cm" svg:x="12.3cm" svg:y="7.5cm">
          <text:p text:style-name="P6">Résztvevő</text:p>
          <draw:enhanced-geometry svg:viewBox="0 0 21600 21600" draw:glue-points="10800 0 3160 3160 0 10800 3160 18440 10800 21600 18440 18440 21600 10800 18440 3160 ?f14 ?f15" draw:text-areas="3200 3200 18400 18400" draw:type="round-callout" draw:modifiers="28342.1271868925 10934.93253373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9" draw:text-style-name="P8" draw:layer="layout" svg:width="4.2cm" svg:height="2cm" svg:x="7cm" svg:y="12.1cm">
          <text:p text:style-name="P6">Szervező</text:p>
          <draw:enhanced-geometry svg:viewBox="0 0 21600 21600" draw:glue-points="10800 0 3160 3160 0 10800 3160 18440 10800 21600 18440 18440 21600 10800 18440 3160 ?f14 ?f15" draw:text-areas="3200 3200 18400 18400" draw:type="round-callout" draw:modifiers="87.4077600571293 -32103.14842578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9" draw:text-style-name="P8" draw:layer="layout" svg:width="4.2cm" svg:height="2cm" svg:x="14.5cm" svg:y="2.5cm">
          <text:p text:style-name="P6">Véleményező</text:p>
          <draw:enhanced-geometry svg:viewBox="0 0 21600 21600" draw:glue-points="10800 0 3160 3160 0 10800 3160 18440 10800 21600 18440 18440 21600 10800 18440 3160 ?f14 ?f15" draw:text-areas="3200 3200 18400 18400" draw:type="round-callout" draw:modifiers="-7321.68531302071 32621.28935532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9" draw:style-name="dp1" draw:master-page-name="Alapértelmezett">
        <draw:frame draw:style-name="gr14" draw:text-style-name="P7" draw:layer="layout" svg:width="19cm" svg:height="1.6cm" svg:x="1cm" svg:y="1.5cm">
          <draw:text-box>
            <text:p text:style-name="P6"><text:span text:style-name="T2">Fileok</text:span></text:p>
          </draw:text-box>
        </draw:frame>
        <draw:custom-shape draw:style-name="gr15" draw:text-style-name="P2" xml:id="id60" draw:id="id60" draw:layer="layout" svg:width="3.7cm" svg:height="1.5cm" svg:x="15.9cm" svg:y="9cm">
          <text:p text:style-name="P2">Teams</text:p>
          <draw:enhanced-geometry svg:viewBox="0 0 21600 21600" draw:type="rectangle" draw:enhanced-path="M 0 0 L 21600 0 21600 21600 0 21600 0 0 Z N"/>
        </draw:custom-shape>
        <draw:custom-shape draw:style-name="gr15" draw:text-style-name="P2" xml:id="id58" draw:id="id58" draw:layer="layout" svg:width="3.7cm" svg:height="1.5cm" svg:x="15.9cm" svg:y="7.1cm">
          <text:p text:style-name="P2">Users</text:p>
          <draw:enhanced-geometry svg:viewBox="0 0 21600 21600" draw:type="rectangle" draw:enhanced-path="M 0 0 L 21600 0 21600 21600 0 21600 0 0 Z N"/>
        </draw:custom-shape>
        <draw:custom-shape draw:style-name="gr15" draw:text-style-name="P2" xml:id="id68" draw:id="id68" draw:layer="layout" svg:width="3.7cm" svg:height="1.5cm" svg:x="15.9cm" svg:y="12.8cm">
          <text:p text:style-name="P2">Projec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62" draw:id="id62" draw:layer="layout" svg:width="3.7cm" svg:height="1.5cm" svg:x="15.9cm" svg:y="16.6cm">
          <text:p text:style-name="P2">Polls</text:p>
          <draw:enhanced-geometry svg:viewBox="0 0 21600 21600" draw:type="rectangle" draw:enhanced-path="M 0 0 L 21600 0 21600 21600 0 21600 0 0 Z N"/>
        </draw:custom-shape>
        <draw:custom-shape draw:style-name="gr15" draw:text-style-name="P2" xml:id="id63" draw:id="id63" draw:layer="layout" svg:width="3.7cm" svg:height="1.5cm" svg:x="15.9cm" svg:y="18.5cm">
          <text:p text:style-name="P2">Options</text:p>
          <draw:enhanced-geometry svg:viewBox="0 0 21600 21600" draw:type="rectangle" draw:enhanced-path="M 0 0 L 21600 0 21600 21600 0 21600 0 0 Z N"/>
        </draw:custom-shape>
        <draw:custom-shape draw:style-name="gr15" draw:text-style-name="P2" xml:id="id61" draw:id="id61" draw:layer="layout" svg:width="3.7cm" svg:height="1.5cm" svg:x="15.9cm" svg:y="14.7cm">
          <text:p text:style-name="P2">Tasks</text:p>
          <draw:enhanced-geometry svg:viewBox="0 0 21600 21600" draw:type="rectangle" draw:enhanced-path="M 0 0 L 21600 0 21600 21600 0 21600 0 0 Z N"/>
        </draw:custom-shape>
        <draw:custom-shape draw:style-name="gr15" draw:text-style-name="P2" xml:id="id64" draw:id="id64" draw:layer="layout" svg:width="3.7cm" svg:height="1.5cm" svg:x="15.9cm" svg:y="20.5cm">
          <text:p text:style-name="P2">Produc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65" draw:id="id65" draw:layer="layout" svg:width="3.7cm" svg:height="1.5cm" svg:x="15.9cm" svg:y="22.2cm">
          <text:p text:style-name="P2">Events</text:p>
          <draw:enhanced-geometry svg:viewBox="0 0 21600 21600" draw:type="rectangle" draw:enhanced-path="M 0 0 L 21600 0 21600 21600 0 21600 0 0 Z N"/>
        </draw:custom-shape>
        <draw:custom-shape draw:style-name="gr15" draw:text-style-name="P2" xml:id="id59" draw:id="id59" draw:layer="layout" svg:width="3.7cm" svg:height="1.5cm" svg:x="15.9cm" svg:y="10.8cm">
          <text:p text:style-name="P2">Teams</text:p>
          <draw:enhanced-geometry svg:viewBox="0 0 21600 21600" draw:type="rectangle" draw:enhanced-path="M 0 0 L 21600 0 21600 21600 0 21600 0 0 Z N"/>
        </draw:custom-shape>
        <draw:custom-shape draw:style-name="gr15" draw:text-style-name="P2" xml:id="id57" draw:id="id57" draw:layer="layout" svg:width="3.7cm" svg:height="1.5cm" svg:x="2.5cm" svg:y="11.7cm">
          <text:p text:style-name="P2">File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2cm" svg:y1="12.45cm" svg:x2="15.9cm" svg:y2="7.85cm" draw:start-shape="id57" draw:start-glue-point="1" draw:end-shape="id58" draw:end-glue-point="3" svg:d="M6200 12450l9700-4600" svg:viewBox="0 0 9701 4601">
          <text:p/>
        </draw:connector>
        <draw:connector draw:style-name="gr8" draw:text-style-name="P3" draw:layer="layout" draw:type="line" svg:x1="6.2cm" svg:y1="12.451cm" svg:x2="15.9cm" svg:y2="11.55cm" draw:end-shape="id59" draw:end-glue-point="3" svg:d="M6200 12451l9700-901" svg:viewBox="0 0 9701 902">
          <text:p/>
        </draw:connector>
        <draw:connector draw:style-name="gr8" draw:text-style-name="P3" draw:layer="layout" draw:type="line" svg:x1="6.2cm" svg:y1="12.45cm" svg:x2="15.9cm" svg:y2="9.75cm" draw:start-shape="id57" draw:end-shape="id60" draw:end-glue-point="3" svg:d="M6200 12450l9700-2700" svg:viewBox="0 0 9701 2701">
          <text:p/>
        </draw:connector>
        <draw:connector draw:style-name="gr8" draw:text-style-name="P3" draw:layer="layout" draw:type="line" svg:x1="6.2cm" svg:y1="12.451cm" svg:x2="15.9cm" svg:y2="15.45cm" draw:end-shape="id61" draw:end-glue-point="3" svg:d="M6200 12451l9700 2999" svg:viewBox="0 0 9701 3000">
          <text:p/>
        </draw:connector>
        <draw:connector draw:style-name="gr8" draw:text-style-name="P3" draw:layer="layout" draw:type="line" svg:x1="6.2cm" svg:y1="12.451cm" svg:x2="15.9cm" svg:y2="17.35cm" draw:end-shape="id62" svg:d="M6200 12451l9700 4899" svg:viewBox="0 0 9701 4900">
          <text:p/>
        </draw:connector>
        <draw:connector draw:style-name="gr8" draw:text-style-name="P3" draw:layer="layout" draw:type="line" svg:x1="6.2cm" svg:y1="12.451cm" svg:x2="15.9cm" svg:y2="19.25cm" draw:end-shape="id63" draw:end-glue-point="3" svg:d="M6200 12451l9700 6799" svg:viewBox="0 0 9701 6800">
          <text:p/>
        </draw:connector>
        <draw:connector draw:style-name="gr8" draw:text-style-name="P3" draw:layer="layout" draw:type="line" svg:x1="6.2cm" svg:y1="12.451cm" svg:x2="15.9cm" svg:y2="21.25cm" draw:end-shape="id64" draw:end-glue-point="3" svg:d="M6200 12451l9700 8799" svg:viewBox="0 0 9701 8800">
          <text:p/>
        </draw:connector>
        <draw:connector draw:style-name="gr8" draw:text-style-name="P3" xml:id="id67" draw:id="id67" draw:layer="layout" draw:type="line" svg:x1="6.2cm" svg:y1="12.451cm" svg:x2="15.9cm" svg:y2="22.95cm" draw:end-shape="id65" draw:end-glue-point="3" svg:d="M6200 12451l9700 10499" svg:viewBox="0 0 9701 10500">
          <text:p/>
        </draw:connector>
        <draw:custom-shape draw:style-name="gr36" draw:text-style-name="P4" draw:layer="layout" svg:width="2.6cm" svg:height="2cm" svg:x="5.1cm" svg:y="5.3cm">
          <text:p text:style-name="P2">Feltöltő</text:p>
          <draw:enhanced-geometry svg:viewBox="0 0 21600 21600" draw:glue-points="10800 0 3160 3160 0 10800 3160 18440 10800 21600 18440 18440 21600 10800 18440 3160 ?f14 ?f15" draw:text-areas="3200 3200 18400 18400" draw:type="round-callout" draw:modifiers="31208.3044982699 28465.36731634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4" draw:layer="layout" svg:width="4.6cm" svg:height="2.6cm" svg:x="6.1cm" svg:y="17.3cm">
          <text:p text:style-name="P2">Tulajdonos</text:p>
          <draw:enhanced-geometry svg:viewBox="0 0 21600 21600" draw:glue-points="10800 0 3160 3160 0 10800 3160 18440 10800 21600 18440 18440 21600 10800 18440 3160 ?f14 ?f15" draw:text-areas="3200 3200 18400 18400" draw:type="round-callout" draw:modifiers="23388.6546402956 -46862.2837370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" xml:id="id66" draw:id="id66" draw:layer="layout" svg:width="3.7cm" svg:height="1.5cm" svg:x="1.278cm" svg:y="3.9cm">
          <text:p text:style-name="P2">Memb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.128cm" svg:y1="5.4cm" svg:x2="4.35cm" svg:y2="11.7cm" draw:start-shape="id66" draw:start-glue-point="2" draw:end-shape="id57" draw:end-glue-point="0" svg:d="M3128 5400l1222 6300" svg:viewBox="0 0 1223 6301">
          <text:p/>
        </draw:connector>
        <draw:custom-shape draw:style-name="gr36" draw:text-style-name="P4" draw:layer="layout" svg:width="2.6cm" svg:height="2cm" svg:x="15.1cm" svg:y="3.7cm">
          <text:p text:style-name="P2">Letöltő</text:p>
          <draw:enhanced-geometry svg:viewBox="0 0 21600 21600" draw:glue-points="10800 0 3160 3160 0 10800 3160 18440 10800 21600 18440 18440 21600 10800 18440 3160 ?f14 ?f15" draw:text-areas="3200 3200 18400 18400" draw:type="round-callout" draw:modifiers="-6618.68512110727 37878.26086956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4" draw:text-style-name="P3" draw:layer="layout" draw:type="line" svg:x1="4.978cm" svg:y1="4.65cm" svg:x2="15.9cm" svg:y2="7.85cm" draw:start-shape="id66" draw:start-glue-point="1" draw:end-shape="id58" draw:end-glue-point="3" svg:d="M4978 4650l10922 3200" svg:viewBox="0 0 10923 3201">
          <text:p/>
        </draw:connector>
        <draw:connector draw:style-name="gr8" draw:text-style-name="P3" draw:layer="layout" draw:type="line" svg:x1="6.2cm" svg:y1="12.451cm" svg:x2="15.9cm" svg:y2="13.55cm" draw:start-shape="id67" draw:start-glue-point="2" draw:end-shape="id68" draw:end-glue-point="3" svg:d="M6200 12451l9700 1099" svg:viewBox="0 0 9701 1100">
          <text:p/>
        </draw:connector>
        <draw:custom-shape draw:style-name="gr15" draw:text-style-name="P2" xml:id="id69" draw:id="id69" draw:layer="layout" svg:width="3.7cm" svg:height="1.5cm" svg:x="6.2cm" svg:y="8.3cm">
          <text:p text:style-name="P2">Like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9cm" svg:y1="9.05cm" svg:x2="15.9cm" svg:y2="7.85cm" draw:start-shape="id69" draw:start-glue-point="1" draw:end-shape="id58" draw:end-glue-point="3" svg:d="M9900 9050l6000-1200" svg:viewBox="0 0 6001 1201">
          <text:p/>
        </draw:connector>
        <draw:connector draw:style-name="gr8" draw:text-style-name="P3" draw:layer="layout" draw:type="line" svg:x1="8.05cm" svg:y1="9.8cm" svg:x2="4.35cm" svg:y2="11.7cm" draw:start-shape="id69" draw:start-glue-point="2" draw:end-shape="id57" draw:end-glue-point="0" svg:d="M8050 9800l-3700 1900" svg:viewBox="0 0 3701 1901">
          <text:p/>
        </draw:connector>
        <draw:custom-shape draw:style-name="gr40" draw:text-style-name="P4" draw:layer="layout" svg:width="4.6cm" svg:height="1.3cm" svg:x="8.3cm" svg:y="4.2cm">
          <text:p text:style-name="P2">Véleményező</text:p>
          <draw:enhanced-geometry svg:viewBox="0 0 21600 21600" draw:glue-points="10800 0 3160 3160 0 10800 3160 18440 10800 21600 18440 18440 21600 10800 18440 3160 ?f14 ?f15" draw:text-areas="3200 3200 18400 18400" draw:type="round-callout" draw:modifiers="17379.5261899587 75425.672559569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4" draw:text-style-name="P3" draw:layer="layout" svg:x1="15.9cm" svg:y1="7.85cm" svg:x2="4.35cm" svg:y2="11.7cm" draw:start-shape="id58" draw:start-glue-point="3" draw:end-shape="id57" draw:end-glue-point="0" svg:d="M15900 7850h-11550v3850" svg:viewBox="0 0 11551 38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" draw:border="0%"/>
    <draw:gradient draw:name="Kitöltött" draw:style="linear" draw:start-color="#ffffff" draw:end-color="#cccccc" draw:start-intensity="100%" draw:end-intensity="100%" draw:angle="300" draw:border="0%"/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7:42:23.432444795</meta:creation-date>
    <meta:generator>LibreOffice/6.4.7.2$Linux_X86_64 LibreOffice_project/40$Build-2</meta:generator>
    <dc:date>2022-02-06T14:57:59.989536325</dc:date>
    <meta:editing-duration>PT28M52S</meta:editing-duration>
    <meta:editing-cycles>7</meta:editing-cycles>
    <meta:document-statistic meta:object-count="196"/>
  </office:meta>
</office:document-meta>
</file>